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cc837" officeooo:paragraph-rsid="001f9f28" style:font-weight-asian="bold" style:font-weight-complex="bold"/>
    </style:style>
    <style:style style:name="P2" style:family="paragraph" style:parent-style-name="Standard">
      <style:text-properties fo:font-weight="normal" officeooo:rsid="001cc837" officeooo:paragraph-rsid="001f9f28" fo:background-color="#dddddd" style:font-weight-asian="normal" style:font-weight-complex="normal"/>
    </style:style>
    <style:style style:name="P3" style:family="paragraph" style:parent-style-name="Standard">
      <style:text-properties fo:font-weight="normal" officeooo:rsid="001cc837" officeooo:paragraph-rsid="001f9f28" style:font-weight-asian="normal" style:font-weight-complex="normal"/>
    </style:style>
    <style:style style:name="P4" style:family="paragraph" style:parent-style-name="Standard">
      <style:text-properties fo:font-weight="bold" officeooo:rsid="001cc837" officeooo:paragraph-rsid="001f9f28" fo:background-color="transparent" style:font-weight-asian="bold" style:font-weight-complex="bold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Preformatted_20_Text">
      <style:text-properties fo:color="#a9b7c6" officeooo:paragraph-rsid="001f9f28" fo:background-color="transparent"/>
    </style:style>
    <style:style style:name="P7" style:family="paragraph" style:parent-style-name="Preformatted_20_Text">
      <style:text-properties fo:color="#a9b7c6" style:font-name="DejaVu Sans Mono" fo:font-size="11.3000001907349pt" officeooo:paragraph-rsid="001f9f28" fo:background-color="transparent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a9b7c6" style:font-name="DejaVu Sans Mono" fo:font-size="11.3000001907349pt" officeooo:paragraph-rsid="001f9f28" fo:background-color="transparent"/>
    </style:style>
    <style:style style:name="T1" style:family="text">
      <style:text-properties fo:font-weight="normal" fo:background-color="#dddddd" loext:char-shading-value="0" style:font-weight-asian="normal" style:font-weight-complex="normal"/>
    </style:style>
    <style:style style:name="T2" style:family="text">
      <style:text-properties officeooo:rsid="001f9f28"/>
    </style:style>
    <style:style style:name="T3" style:family="text">
      <style:text-properties fo:color="#a9b7c6" style:font-name="DejaVu Sans Mono" fo:font-size="11.3000001907349pt"/>
    </style:style>
    <style:style style:name="T4" style:family="text">
      <style:text-properties fo:color="#a9b7c6" style:font-name="DejaVu Sans Mono" fo:font-size="11.3000001907349pt" fo:background-color="#333333" loext:char-shading-value="0"/>
    </style:style>
    <style:style style:name="T5" style:family="text">
      <style:text-properties fo:color="#a9b7c6" style:font-name="DejaVu Sans Mono" fo:font-size="11.3000001907349pt" fo:font-weight="normal" officeooo:rsid="001cc837" style:font-weight-asian="normal" style:font-weight-complex="normal"/>
    </style:style>
    <style:style style:name="T6" style:family="text">
      <style:text-properties fo:color="#a9b7c6" style:font-name="DejaVu Sans Mono" fo:font-size="11.3000001907349pt" fo:font-weight="bold" officeooo:rsid="002057ed" style:font-weight-asian="bold" style:font-weight-complex="bold"/>
    </style:style>
    <style:style style:name="T7" style:family="text">
      <style:text-properties fo:color="#cc7832"/>
    </style:style>
    <style:style style:name="T8" style:family="text">
      <style:text-properties fo:color="#cc7832" style:font-name="DejaVu Sans Mono" fo:font-size="11.3000001907349pt"/>
    </style:style>
    <style:style style:name="T9" style:family="text">
      <style:text-properties fo:color="#cc7832" style:font-name="DejaVu Sans Mono" fo:font-size="11.3000001907349pt" fo:background-color="#333333" loext:char-shading-value="0"/>
    </style:style>
    <style:style style:name="T10" style:family="text">
      <style:text-properties fo:color="#ffc66d" style:font-name="DejaVu Sans Mono" fo:font-size="11.3000001907349pt"/>
    </style:style>
    <style:style style:name="T11" style:family="text">
      <style:text-properties fo:color="#ffc66d" style:font-name="DejaVu Sans Mono" fo:font-size="11.3000001907349pt" fo:background-color="#333333" loext:char-shading-value="0"/>
    </style:style>
    <style:style style:name="T12" style:family="text">
      <style:text-properties style:font-name="DejaVu Sans Mono" fo:font-size="11.3000001907349pt"/>
    </style:style>
    <style:style style:name="T13" style:family="text">
      <style:text-properties fo:color="#6897bb" style:font-name="DejaVu Sans Mono" fo:font-size="11.3000001907349pt"/>
    </style:style>
    <style:style style:name="T14" style:family="text">
      <style:text-properties fo:color="#8888c6" style:font-name="DejaVu Sans Mono" fo:font-size="11.3000001907349pt"/>
    </style:style>
    <style:style style:name="T15" style:family="text">
      <style:text-properties fo:color="#a5c2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.4. <text:span text:style-name="T1">Optimize and correct the following Python code snippet.</text:span></text:p>
      <text:p text:style-name="P2"/>
      <text:p text:style-name="P2"><text:tab/>The following method was implemented to shuffle the elements of a list with some</text:p>
      <text:p text:style-name="P2">restrictions but it’s not working as expected.</text:p>
      <text:p text:style-name="P2">Here are the restrictions:</text:p>
      <text:p text:style-name="P2"><text:tab/>•<text:tab/>Elements on the list can move randomly to the left or to the right</text:p>
      <text:p text:style-name="P2"><text:tab/>•<text:tab/>Elements must not move more than one position away from the original one</text:p>
      <text:p text:style-name="P2"><text:tab/>•<text:tab/>The list is non circular.</text:p>
      <text:p text:style-name="P2">How would you change the algorithm to work as expected?</text:p>
      <text:p text:style-name="P2"/>
      <text:p text:style-name="P2">Input Value = [21, 22, 23, 24, 25, 26, 27, 28]</text:p>
      <text:p text:style-name="P2">Output Value: [22, 21, 24, 23, 26, 25, 28, 27]</text:p>
      <text:p text:style-name="P3"/>
      <text:p text:style-name="P3"><text:bookmark-start text:name="__DdeLink__1139_587628958"/>def _shuffle_list_values(self):</text:p>
      <text:p text:style-name="P3"><text:tab/>ids_list = [-1122, 2321, -9023, 2711, 8112, -0912, 2711, 9832]</text:p>
      <text:p text:style-name="P3"><text:s text:c="4"/><text:tab/>random_movements = {}</text:p>
      <text:p text:style-name="P3"><text:s text:c="4"/><text:tab/>for n_id in ids_list:</text:p>
      <text:p text:style-name="P3"><text:s text:c="4"/><text:tab/><text:tab/>movement = random.randrange(-1, 2, 1)</text:p>
      <text:p text:style-name="P3"><text:s text:c="7"/><text:tab/><text:tab/>random_movements[n_id] = movement</text:p>
      <text:p text:style-name="P3"><text:s text:c="4"/><text:tab/>left = -1</text:p>
      <text:p text:style-name="P3"><text:s text:c="4"/><text:tab/>right = 1</text:p>
      <text:p text:style-name="P3"><text:s text:c="4"/><text:tab/>shuffled_list = [x for x in ids_list]</text:p>
      <text:p text:style-name="P3"><text:s text:c="4"/><text:tab/>for n_id in ids_list:</text:p>
      <text:p text:style-name="P3"><text:s text:c="7"/><text:tab/><text:tab/>if not(ids_list.index(n_id) == 0 and random_movements[n_id] == left) or\</text:p>
      <text:p text:style-name="P3"><text:s text:c="17"/><text:tab/>not(ids_list.index(n_id) == len(ids_list) - 1 and random_movements[n_id] ==</text:p>
      <text:p text:style-name="P3"><text:tab/><text:tab/><text:tab/>right):</text:p>
      <text:p text:style-name="P3"><text:s text:c="7"/><text:tab/><text:tab/><text:tab/>shuffled_list.insert(ids_list.index(n_id) + random_movements[n_id],</text:p>
      <text:p text:style-name="P3"><text:tab/><text:tab/><text:tab/>shuffled_list.pop(ids_list.index(n_id)))</text:p>
      <text:p text:style-name="P3"><text:s text:c="4"/><text:tab/>return shuffled_list<text:bookmark-end text:name="__DdeLink__1139_587628958"/></text:p>
      <text:p text:style-name="P3"/>
      <text:p text:style-name="P1">Solut’n:</text:p>
      <text:p text:style-name="P1"/>
      <text:p text:style-name="P1"><text:tab/><text:span text:style-name="T2">Solution is on insydo_test/list_shuffle_Q4.py</text:span></text:p>
      <text:p text:style-name="P1"/>
      <text:p text:style-name="P4"><text:span text:style-name="T8">def </text:span><text:span text:style-name="T10">_shuffle_list_values_mine</text:span><text:span text:style-name="T3">():</text:span></text:p>
      <text:p text:style-name="P6"><text:span text:style-name="T12"><text:tab/>arr = [</text:span><text:span text:style-name="T13">21</text:span><text:span text:style-name="T8">, </text:span><text:span text:style-name="T13">22</text:span><text:span text:style-name="T8">, </text:span><text:span text:style-name="T13">23</text:span><text:span text:style-name="T8">, </text:span><text:span text:style-name="T13">24</text:span><text:span text:style-name="T8">, </text:span><text:span text:style-name="T13">25</text:span><text:span text:style-name="T8">, </text:span><text:span text:style-name="T13">26</text:span><text:span text:style-name="T8">, </text:span><text:span text:style-name="T13">27</text:span><text:span text:style-name="T8">, </text:span><text:span text:style-name="T13">28</text:span><text:span text:style-name="T12">]</text:span></text:p>
      <text:p text:style-name="P6"><text:span text:style-name="T12"><text:tab/>arr.insert(</text:span><text:span text:style-name="T13">0</text:span><text:span text:style-name="T8">, </text:span><text:span text:style-name="T14">min</text:span><text:span text:style-name="T12">(arr) - </text:span><text:span text:style-name="T13">1</text:span><text:span text:style-name="T12">)</text:span></text:p>
      <text:p text:style-name="P6"><text:span text:style-name="T8"><text:tab/>for </text:span><text:span text:style-name="T12">i </text:span><text:span text:style-name="T8">in </text:span><text:span text:style-name="T14">range</text:span><text:span text:style-name="T12">(</text:span><text:span text:style-name="T14">len</text:span><text:span text:style-name="T12">(arr)-</text:span><text:span text:style-name="T13">1</text:span><text:span text:style-name="T12">):</text:span></text:p>
      <text:p text:style-name="P6"><text:s text:c="8"/><text:span text:style-name="T8">if </text:span><text:span text:style-name="T12">(i % </text:span><text:span text:style-name="T13">2</text:span><text:span text:style-name="T12">) == </text:span><text:span text:style-name="T13">0 </text:span><text:span text:style-name="T8">and </text:span><text:span text:style-name="T12">arr[i] &gt; arr[i + </text:span><text:span text:style-name="T13">1</text:span><text:span text:style-name="T12">]:</text:span></text:p>
      <text:p text:style-name="P6"><text:s text:c="12"/><text:span text:style-name="T12">arr[i+</text:span><text:span text:style-name="T13">1</text:span><text:span text:style-name="T12">]</text:span><text:span text:style-name="T8">, </text:span><text:span text:style-name="T12">arr[i] = arr[i]</text:span><text:span text:style-name="T8">, </text:span><text:span text:style-name="T12">arr[i+</text:span><text:span text:style-name="T13">1</text:span><text:span text:style-name="T12">]</text:span></text:p>
      <text:p text:style-name="P6"><text:s text:c="8"/><text:span text:style-name="T8">if </text:span><text:span text:style-name="T12">(i % </text:span><text:span text:style-name="T13">2 </text:span><text:span text:style-name="T12">!= </text:span><text:span text:style-name="T13">0</text:span><text:span text:style-name="T12">) </text:span><text:span text:style-name="T8">and </text:span><text:span text:style-name="T12">arr[i] &lt; arr[i + </text:span><text:span text:style-name="T13">1</text:span><text:span text:style-name="T12">]:</text:span></text:p>
      <text:p text:style-name="P6"><text:s text:c="12"/><text:span text:style-name="T12">arr[i+</text:span><text:span text:style-name="T13">1</text:span><text:span text:style-name="T12">]</text:span><text:span text:style-name="T8">, </text:span><text:span text:style-name="T12">arr[i] = arr[i]</text:span><text:span text:style-name="T8">, </text:span><text:span text:style-name="T12">arr[i+</text:span><text:span text:style-name="T13">1</text:span><text:span text:style-name="T12">]</text:span></text:p>
      <text:p text:style-name="P6"><text:span text:style-name="T12"><text:tab/>arr.pop(</text:span><text:span text:style-name="T13">0</text:span><text:span text:style-name="T12">)</text:span></text:p>
      <text:p text:style-name="P6"><text:span text:style-name="T8"><text:tab/>return </text:span><text:span text:style-name="T12">arr</text:span></text:p>
      <text:p text:style-name="P7"/>
      <text:p text:style-name="P7"><text:span text:style-name="T7">print </text:span><text:span text:style-name="T15">"Input = [21, 22, 23, 24, 25, 26, 27, 28]"</text:span></text:p>
      <text:p text:style-name="P8"><text:span text:style-name="T7">print </text:span><text:span text:style-name="T15">"new code = "</text:span><text:span text:style-name="T7">, </text:span>_shuffle_list_values_mine()</text:p>
      <text:p text:style-name="P5">-------------------------------------------------</text:p>
      <text:p text:style-name="P5"><text:span text:style-name="T6">Output = [</text:span><text:span text:style-name="T5">22, 21, 24, 23, 26, 25, 28, 27</text:span><text:span text:style-name="T6">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21:46:37.971034096</meta:creation-date>
    <dc:date>2017-12-17T02:58:42.392677375</dc:date>
    <meta:editing-duration>PT3M5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2" meta:word-count="258" meta:character-count="1767" meta:non-whitespace-character-count="1407"/>
  </office:meta>
</office:document-meta>
</file>